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Arial, sans-serif" fo:font-weight="bold" style:font-weight-asian="bold" style:font-weight-complex="bold" fo:color="#000000" fo:font-size="16pt" style:font-size-asian="16pt" style:font-size-complex="16pt"/>
    </style:style>
    <style:style style:name="P2"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4pt" style:font-size-asian="14pt" style:font-size-complex="14pt"/>
    </style:style>
    <style:style style:name="P3"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4"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style:style>
    <style:style style:name="P5" style:parent-style-name="Textbody" style:list-style-name="LFO1" style:family="paragraph">
      <style:paragraph-properties fo:text-align="justify" fo:margin-top="0.1666in" fo:margin-bottom="0.1666in" fo:line-height="136%"/>
      <style:text-properties style:font-name="Arial, sans-serif" fo:color="#000000" fo:font-size="11pt" style:font-size-asian="11pt"/>
    </style:style>
    <style:style style:name="P6"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1pt" style:font-size-asian="11pt"/>
    </style:style>
    <style:style style:name="P7" style:parent-style-name="Textbody" style:list-style-name="LFO2" style:family="paragraph">
      <style:paragraph-properties fo:text-align="justify" fo:margin-top="0.1666in" fo:margin-bottom="0.1666in" fo:line-height="136%"/>
      <style:text-properties style:font-name="Arial, sans-serif" fo:color="#000000" fo:font-size="11pt" style:font-size-asian="11pt"/>
    </style:style>
    <style:style style:name="P8"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1pt" style:font-size-asian="11pt"/>
    </style:style>
    <style:style style:name="P9" style:parent-style-name="Textbody" style:list-style-name="LFO3" style:family="paragraph">
      <style:paragraph-properties fo:text-align="justify" fo:margin-top="0.1666in" fo:margin-bottom="0.1666in" fo:line-height="136%"/>
      <style:text-properties style:font-name="Arial, sans-serif" fo:color="#000000" fo:font-size="11pt" style:font-size-asian="11pt"/>
    </style:style>
    <style:style style:name="P10"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11"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6pt" style:font-size-asian="16pt" style:font-size-complex="16pt"/>
    </style:style>
    <style:style style:name="P12" style:parent-style-name="Textbody" style:family="paragraph">
      <style:paragraph-properties fo:text-align="justify" fo:margin-top="0.1666in" fo:margin-bottom="0.1666in" fo:line-height="100%"/>
      <style:text-properties style:font-name="Arial, sans-serif" fo:font-weight="bold" style:font-weight-asian="bold" style:font-weight-complex="bold" fo:color="#000000" fo:font-size="11pt" style:font-size-asian="11pt"/>
    </style:style>
    <style:style style:name="P13" style:parent-style-name="Textbody" style:list-style-name="LFO4" style:family="paragraph">
      <style:paragraph-properties fo:text-align="justify" fo:margin-top="0.1666in" fo:margin-bottom="0.1666in" fo:line-height="100%"/>
      <style:text-properties style:font-name="Arial, sans-serif" fo:color="#000000" fo:font-size="11pt" style:font-size-asian="11pt"/>
    </style:style>
    <style:style style:name="P14"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1pt" style:font-size-asian="11pt"/>
    </style:style>
    <style:style style:name="P15" style:parent-style-name="Textbody" style:list-style-name="LFO5" style:family="paragraph">
      <style:paragraph-properties fo:text-align="justify" fo:margin-top="0.1666in" fo:margin-bottom="0.1666in" fo:line-height="136%"/>
      <style:text-properties style:font-name="Arial, sans-serif" fo:color="#000000" fo:font-size="11pt" style:font-size-asian="11pt"/>
    </style:style>
    <style:style style:name="P16"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1pt" style:font-size-asian="11pt"/>
    </style:style>
    <style:style style:name="P17" style:parent-style-name="Textbody" style:list-style-name="LFO6" style:family="paragraph">
      <style:paragraph-properties fo:text-align="justify" fo:margin-top="0.1666in" fo:margin-bottom="0.1666in" fo:line-height="136%"/>
      <style:text-properties style:font-name="Arial, sans-serif" fo:color="#000000" fo:font-size="11pt" style:font-size-asian="11pt"/>
    </style:style>
    <style:style style:name="P18"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1pt" style:font-size-asian="11pt"/>
    </style:style>
    <style:style style:name="P19" style:parent-style-name="Textbody" style:list-style-name="LFO7" style:family="paragraph">
      <style:paragraph-properties fo:text-align="justify" fo:margin-top="0.1666in" fo:margin-bottom="0.1666in" fo:line-height="136%"/>
      <style:text-properties style:font-name="Arial, sans-serif" fo:color="#000000" fo:font-size="11pt" style:font-size-asian="11pt"/>
    </style:style>
    <style:style style:name="P20"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4pt" style:font-size-asian="14pt" style:font-size-complex="14pt"/>
    </style:style>
    <style:style style:name="P21"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1pt" style:font-size-asian="11pt"/>
    </style:style>
    <style:style style:name="P22"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23" style:parent-style-name="Textbody" style:list-style-name="LFO8" style:family="paragraph">
      <style:paragraph-properties fo:text-align="justify" fo:margin-top="0.1666in" fo:margin-bottom="0.1666in" fo:line-height="136%"/>
      <style:text-properties style:font-name="Arial, sans-serif" fo:color="#000000" fo:font-size="11pt" style:font-size-asian="11pt"/>
    </style:style>
    <style:style style:name="P24"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25" style:parent-style-name="Textbody" style:list-style-name="LFO9" style:family="paragraph">
      <style:paragraph-properties fo:text-align="justify" fo:margin-top="0.1666in" fo:margin-bottom="0in" fo:line-height="136%"/>
      <style:text-properties style:font-name="Arial, sans-serif" fo:color="#000000" fo:font-size="11pt" style:font-size-asian="11pt"/>
    </style:style>
    <style:style style:name="P26"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27" style:parent-style-name="Textbody" style:list-style-name="LFO10" style:family="paragraph">
      <style:paragraph-properties fo:text-align="justify" fo:margin-top="0.1666in" fo:margin-bottom="0.1666in" fo:line-height="136%"/>
      <style:text-properties style:font-name="Arial, sans-serif" fo:color="#000000" fo:font-size="11pt" style:font-size-asian="11pt"/>
    </style:style>
    <style:style style:name="P28"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29" style:parent-style-name="Textbody" style:list-style-name="LFO11" style:family="paragraph">
      <style:paragraph-properties fo:text-align="justify" fo:margin-top="0.1666in" fo:margin-bottom="0.1666in" fo:line-height="136%"/>
      <style:text-properties style:font-name="Arial, sans-serif" fo:color="#000000" fo:font-size="11pt" style:font-size-asian="11pt"/>
    </style:style>
    <style:style style:name="P30"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31" style:parent-style-name="Textbody" style:list-style-name="LFO12" style:family="paragraph">
      <style:paragraph-properties fo:text-align="justify" fo:margin-top="0.1666in" fo:margin-bottom="0.1666in" fo:line-height="136%"/>
      <style:text-properties style:font-name="Arial, sans-serif" fo:color="#000000" fo:font-size="11pt" style:font-size-asian="11pt"/>
    </style:style>
    <style:style style:name="P32" style:parent-style-name="Textbody" style:list-style-name="LFO12" style:family="paragraph">
      <style:paragraph-properties fo:text-align="justify" fo:margin-top="0.1666in" fo:margin-bottom="0.1666in" fo:line-height="136%"/>
      <style:text-properties style:font-name="Arial, sans-serif" fo:color="#000000" fo:font-size="11pt" style:font-size-asian="11pt"/>
    </style:style>
    <style:style style:name="P33"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34"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35"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6pt" style:font-size-asian="16pt" style:font-size-complex="16pt"/>
    </style:style>
    <style:style style:name="P36"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fo:font-size="14pt" style:font-size-asian="14pt" style:font-size-complex="14pt"/>
    </style:style>
    <style:style style:name="P37" style:parent-style-name="Textbody" style:family="paragraph">
      <style:paragraph-properties fo:text-align="justify" fo:margin-top="0.1666in" fo:margin-bottom="0.1666in" fo:line-height="136%"/>
      <style:text-properties style:font-name="Arial, sans-serif" fo:color="#000000" fo:font-size="11pt" style:font-size-asian="11pt"/>
    </style:style>
    <style:style style:name="P38"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style:style>
    <style:style style:name="P39" style:parent-style-name="Textbody" style:list-style-name="LFO13" style:family="paragraph">
      <style:paragraph-properties fo:text-align="justify" fo:margin-top="0.1666in" fo:margin-bottom="0in" fo:line-height="136%"/>
      <style:text-properties style:font-name="Arial, sans-serif" fo:color="#000000" fo:font-size="11pt" style:font-size-asian="11pt"/>
    </style:style>
    <style:style style:name="P40" style:parent-style-name="Textbody" style:list-style-name="LFO13" style:family="paragraph">
      <style:paragraph-properties fo:text-align="justify" fo:margin-bottom="0.1666in" fo:line-height="136%"/>
      <style:text-properties style:font-name="Arial, sans-serif" fo:color="#000000" fo:font-size="11pt" style:font-size-asian="11pt"/>
    </style:style>
    <style:style style:name="P41"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style:style>
    <style:style style:name="P42" style:parent-style-name="Textbody" style:list-style-name="LFO14" style:family="paragraph">
      <style:paragraph-properties fo:text-align="justify" fo:margin-top="0.1666in" fo:margin-bottom="0.1666in" fo:line-height="136%"/>
      <style:text-properties style:font-name="Arial, sans-serif" fo:color="#000000" fo:font-size="11pt" style:font-size-asian="11pt"/>
    </style:style>
    <style:style style:name="P43"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style:style>
    <style:style style:name="P44" style:parent-style-name="Textbody" style:list-style-name="LFO15" style:family="paragraph">
      <style:paragraph-properties fo:text-align="justify" fo:margin-top="0.1666in" fo:margin-bottom="0in" fo:line-height="136%"/>
      <style:text-properties style:font-name="Arial, sans-serif" fo:color="#000000" fo:font-size="11pt" style:font-size-asian="11pt"/>
    </style:style>
    <style:style style:name="P45" style:parent-style-name="Textbody" style:list-style-name="LFO15" style:family="paragraph">
      <style:paragraph-properties fo:text-align="justify" fo:margin-bottom="0in" fo:line-height="136%"/>
      <style:text-properties style:font-name="Arial, sans-serif" fo:color="#000000" fo:font-size="11pt" style:font-size-asian="11pt"/>
    </style:style>
    <style:style style:name="P46" style:parent-style-name="Textbody" style:list-style-name="LFO15" style:family="paragraph">
      <style:paragraph-properties fo:text-align="justify" fo:margin-bottom="0.1666in" fo:line-height="136%"/>
      <style:text-properties style:font-name="Arial, sans-serif" fo:color="#000000" fo:font-size="11pt" style:font-size-asian="11pt"/>
    </style:style>
    <style:style style:name="P47"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style:style>
    <style:style style:name="P48"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style:style>
    <style:style style:name="P49" style:parent-style-name="Textbody" style:family="paragraph">
      <style:paragraph-properties fo:text-align="justify" fo:margin-top="0.1666in" fo:margin-bottom="0.1666in" fo:line-height="136%"/>
      <style:text-properties style:font-name="Arial, sans-serif" fo:font-weight="bold" style:font-weight-asian="bold" style:font-weight-complex="bold" fo:color="#000000"/>
    </style:style>
    <style:style style:name="P50" style:parent-style-name="Textbody" style:list-style-name="LFO16" style:family="paragraph">
      <style:paragraph-properties fo:text-align="justify" fo:margin-top="0.1666in" fo:margin-bottom="0in" fo:line-height="136%"/>
      <style:text-properties style:font-name="Arial, sans-serif" fo:color="#000000" fo:font-size="11pt" style:font-size-asian="11pt"/>
    </style:style>
    <style:style style:name="P51" style:parent-style-name="Textbody" style:list-style-name="LFO16" style:family="paragraph">
      <style:paragraph-properties fo:text-align="justify" fo:margin-bottom="0.1666in" fo:line-height="136%"/>
    </style:style>
    <style:style style:name="T52" style:parent-style-name="DefaultParagraphFont" style:family="text">
      <style:text-properties style:font-name="Arial, sans-serif" fo:color="#000000" fo:font-size="11pt" style:font-size-asian="11pt"/>
    </style:style>
  </office:automatic-styles>
  <office:body>
    <office:text text:use-soft-page-breaks="true">
      <text:p text:style-name="P1">Task 1: Integrity of Contemporaneous Notes</text:p>
      <text:p text:style-name="P2">Timestamped Entry:</text:p>
      <text:p text:style-name="P3">Date and Time: April 25, 2024, 10:00 AM</text:p>
      <text:p text:style-name="P4">Plan to protect the Integrity of contemporaneous notes:</text:p>
      <text:list text:style-name="LFO1" text:continue-numbering="true">
        <text:list-item>
          <text:p text:style-name="P5">I will timestamp every entry during my investigation. Timestamping is the<text:s/>process of recording the track of creation and changes in different documents during Investigation. The reason I am using timestamping is that it is easy and it ensures the integrity of the documents. Timestamping will be associated with the date and time<text:s/>of the actual event that happened in real-time. In addition to timestamping, I will also use a version control system for my notes. There are several version control systems available such as Github, Gitlab, or Bitbucket. For this investigation, I will use<text:s/>Github so that if I make any changes in the document, it will track those changes. It will also prevent any unauthorized changes in my document.</text:p>
        </text:list-item>
      </text:list>
      <text:p text:style-name="P6">Explanation of Importance:</text:p>
      <text:list text:style-name="LFO2" text:continue-numbering="true">
        <text:list-item>
          <text:p text:style-name="P7">My plan protects the integrity of the investigation because I am using techniques like timestamping, and encryption of Git Hub. Any file or investigation has the threat of alteration and unauthorized access which I am addressing in my investigation. Apart from that, I am also very protective of the integrity of my document’s content and<text:s/>not only about the documents getting unauthorized access.</text:p>
        </text:list-item>
      </text:list>
      <text:p text:style-name="P8">Verification by Another Party:</text:p>
      <text:list text:style-name="LFO3" text:continue-numbering="true">
        <text:list-item>
          <text:p text:style-name="P9">The other party can verify the integrity of the contemporaneous notes and investigation by accessing my version control history and verifying my timestamps with the actual events that have happened. I will provide the other party with the original notes to allow for thorough verification. They can verify that my notes were made during the event which will further enhance the credibility of my document. My version control history can be checked by another party to confirm that my current notes align with my version control history. It confirms that the notes were not altered or updated since the upload of my final document on the version control system.</text:p>
        </text:list-item>
      </text:list>
      <text:p text:style-name="P10"/>
      <text:p text:style-name="P11"><text:bookmark-start text:name="docs-internal-guid-34f23251-7fff-cf1b-71"/><text:bookmark-end text:name="docs-internal-guid-34f23251-7fff-cf1b-71"/>Task 2:<text:s/>Investigation:</text:p>
      <text:p text:style-name="P12">Is there evidence on the USB stick #DFT-USB-A-315 that suggests it contains code words?</text:p>
      <text:list text:style-name="LFO4" text:continue-numbering="true">
        <text:list-item>
          <text:p text:style-name="P13">There was no mention of code words in the file. I searched for the code words like “water”, “offer” and “fully” but I did not find any code words.</text:p>
        </text:list-item>
      </text:list>
      <text:soft-page-break/>
      <text:p text:style-name="P14">Is there evidence that links the USB stick #DFT-USB-A-315 to a March 2023 code word leak to a foreign agency?</text:p>
      <text:list text:style-name="LFO5" text:continue-numbering="true">
        <text:list-item>
          <text:p text:style-name="P15">No, there was no link found because when I inserted the USB stick #DFT-USB-A-315, I found one .dd file and one .md5 file. After further mounting the .dd<text:s/>file there were some images of stonehenge and nature images and one split zip file which was password protected. After cracking the password of the zip file I found one image. The images inside the dd images were of the year August 2021 and the zip file was of April 2023, seeing those dates, it cannot be concluded that the USB stick links with the March 2023 code words leaked to a foreign agency. </text:p>
        </text:list-item>
      </text:list>
      <text:p text:style-name="P16">Is there evidence that code words may have been leaked over a longer period? If so, how long?</text:p>
      <text:list text:style-name="LFO6" text:continue-numbering="true">
        <text:list-item>
          <text:p text:style-name="P17">No, there was<text:s/>no proof that the code words may have been leaked over a long period as there were no code words found in the USB file..</text:p>
        </text:list-item>
      </text:list>
      <text:p text:style-name="P18">Is there evidence of another party having accessed the stick?</text:p>
      <text:list text:style-name="LFO7" text:continue-numbering="true">
        <text:list-item>
          <text:p text:style-name="P19">No, the other party has not accessed the stick because I checked the checksum of the stick and it was properly intact and was the same as the one provided by the line manager.</text:p>
        </text:list-item>
      </text:list>
      <text:p text:style-name="P20">Contemporaneous notes:</text:p>
      <text:p text:style-name="P21">Timestamped Entry:</text:p>
      <text:p text:style-name="P22">Date and Time: May 08, 2024, 01:00 PM</text:p>
      <text:list text:style-name="LFO8" text:continue-numbering="true">
        <text:list-item>
          <text:p text:style-name="P23">I inserted the USB stick into my system. I mounted the .dd image in my system.</text:p>
        </text:list-item>
      </text:list>
      <text:p text:style-name="P24">Date and Time: May 10, 2024, 01:00 PM</text:p>
      <text:list text:style-name="LFO9" text:continue-numbering="true">
        <text:list-item>
          <text:p text:style-name="P25">I checked the checksum of the .dd file and I found them the same to the one given by the line manager.</text:p>
        </text:list-item>
      </text:list>
      <text:p text:style-name="P26">Date and Time: May 10, 2024, 01:30 PM</text:p>
      <text:list text:style-name="LFO10" text:continue-numbering="true">
        <text:list-item>
          <text:p text:style-name="P27">I checked that the mounted image file also contained a zip file<text:s/>which is password protected.</text:p>
        </text:list-item>
      </text:list>
      <text:p text:style-name="P28">Date and Time: May 10, 2024, 02:00 PM</text:p>
      <text:list text:style-name="LFO11" text:continue-numbering="true">
        <text:list-item>
          <text:p text:style-name="P29">I cracked open the zip file inside the mounted image with the help of fcrackzip. Inside the zip file, I found one image which is also not related to the code words and it contained no secretive data.</text:p>
        </text:list-item>
      </text:list>
      <text:p text:style-name="P30">Date and Time: May 10, 2024, 02:15 PM</text:p>
      <text:soft-page-break/>
      <text:list text:style-name="LFO12" text:continue-numbering="true">
        <text:list-item>
          <text:p text:style-name="P31">Inside the mounted image and cracked zip file I checked evidence of code words but found none.</text:p>
        </text:list-item>
        <text:list-item>
          <text:p text:style-name="P32">I finalized the investigation and uploaded my report on GitHub. I concluded in my investigation that the USB stick did not contain any code words and did not hold any secret information.</text:p>
        </text:list-item>
      </text:list>
      <text:p text:style-name="P33"/>
      <text:p text:style-name="P34"/>
      <text:p text:style-name="P35">Task 3: Evidence and Reflection</text:p>
      <text:p text:style-name="P36">Timestamped Entry:</text:p>
      <text:p text:style-name="P37">Date and Time: May 10, 2024, 03:00 PM</text:p>
      <text:p text:style-name="P38">Evidence of Protecting the Integrity of Contemporaneous Notes:</text:p>
      <text:list text:style-name="LFO13" text:continue-numbering="true">
        <text:list-item>
          <text:p text:style-name="P39">My evidence<text:s/>includes the link to my GitHub repository which can be accessed to check that I have uploaded the contemporaneous notes on our regular interval and none of my notes were altered or updated after they have been uploaded. Also, I have timestamped all of my notes according to the occurrence of events. </text:p>
        </text:list-item>
        <text:list-item>
          <text:p text:style-name="P40">Repository link: https://github.com/Gagan00669/Digital_Forensics.git</text:p>
        </text:list-item>
      </text:list>
      <text:p text:style-name="P41">Effectiveness of the Plan in Practice:</text:p>
      <text:list text:style-name="LFO14" text:continue-numbering="true">
        <text:list-item>
          <text:p text:style-name="P42">My plan to protect the integrity of the investigation worked well in practice. I timestamped all of my<text:s/>contemporaneous notes and also uploaded them on the virgin control system that I have used, which is GitHub. Both of these practices included a security layer in my investigation. The practices are also effective in letting the other party know that my investigation was unaltered and protected.</text:p>
        </text:list-item>
      </text:list>
      <text:p text:style-name="P43">Degree of Evidence Demonstrating Integrity:</text:p>
      <text:list text:style-name="LFO15" text:continue-numbering="true">
        <text:list-item>
          <text:p text:style-name="P44">My plan to timestamp my notes and use a version control system demonstrated that my investigation was protected and my documents were unaltered. </text:p>
        </text:list-item>
        <text:list-item>
          <text:p text:style-name="P45">By adhering to the<text:s/>plan discussed in Task 1, I can confidently assert that none of my entries were altered and tampered with.</text:p>
        </text:list-item>
        <text:list-item>
          <text:p text:style-name="P46">I understand that the process was not flawless and there were extra efforts but the evidence generated an assurance that the integrity of my investigation was maintained,</text:p>
        </text:list-item>
      </text:list>
      <text:p text:style-name="P47"/>
      <text:p text:style-name="P48"/>
      <text:soft-page-break/>
      <text:p text:style-name="P49">Reflection and Improvement:</text:p>
      <text:list text:style-name="LFO16" text:continue-numbering="true">
        <text:list-item>
          <text:p text:style-name="P50">I would start using digital timestamping so that the timestamping process can get automatic and more secure.</text:p>
        </text:list-item>
        <text:list-item>
          <text:p text:style-name="P51"><text:span text:style-name="T52">I would also start using automated tools for cryptography and hashing.</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tyle:font-charset="x-symbol" svg:font-family="OpenSymbol" style:font-family-generic="system"/>
    <style:font-face style:name="Arial, sans-serif" svg:font-family="Arial, 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nenumbering" style:display-name="Line numbering"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bullet text:level="1" text:style-name="WW_CharLFO1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4">
      <text:list-level-style-bullet text:level="1" text:style-name="WW_CharLFO1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5">
      <text:list-level-style-bullet text:level="1" text:style-name="WW_CharLFO1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6">
      <text:list-level-style-bullet text:level="1" text:style-name="WW_CharLFO1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upal Bhadoriya</dc:creator>
    <meta:creation-date>2024-03-28T17:43:00Z</meta:creation-date>
    <dc:date>2024-05-10T08:46:00Z</dc:date>
    <meta:template xlink:href="Normal" xlink:type="simple"/>
    <meta:editing-cycles>16</meta:editing-cycles>
    <meta:editing-duration>PT9420S</meta:editing-duration>
    <meta:document-statistic meta:page-count="4" meta:paragraph-count="12" meta:word-count="903" meta:character-count="6044" meta:row-count="42" meta:non-whitespace-character-count="5153"/>
  </office:meta>
</office:document-meta>
</file>